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bold" officeooo:rsid="000fca04" officeooo:paragraph-rsid="000fca04" style:font-weight-asian="bold" style:font-weight-complex="bold"/>
    </style:style>
    <style:style style:name="P4" style:family="paragraph" style:parent-style-name="Standard">
      <style:paragraph-properties fo:text-align="start" style:justify-single-word="false"/>
      <style:text-properties fo:font-weight="bold" officeooo:rsid="001889f3" officeooo:paragraph-rsid="001889f3" style:font-weight-asian="bold" style:font-weight-complex="bold"/>
    </style:style>
    <style:style style:name="P5" style:family="paragraph" style:parent-style-name="Standard">
      <style:paragraph-properties fo:text-align="start" style:justify-single-word="false"/>
      <style:text-properties fo:font-weight="bold" officeooo:rsid="00459d6f" officeooo:paragraph-rsid="00459d6f" style:font-weight-asian="bold" style:font-weight-complex="bold"/>
    </style:style>
    <style:style style:name="P6" style:family="paragraph" style:parent-style-name="Standard">
      <style:paragraph-properties fo:text-align="start" style:justify-single-word="false"/>
      <style:text-properties fo:font-weight="normal" officeooo:rsid="0012324c" officeooo:paragraph-rsid="0012324c" style:font-weight-asian="normal" style:font-weight-complex="normal"/>
    </style:style>
    <style:style style:name="P7" style:family="paragraph" style:parent-style-name="Standard">
      <style:paragraph-properties fo:text-align="start" style:justify-single-word="false"/>
      <style:text-properties fo:font-weight="normal" officeooo:rsid="001889f3" officeooo:paragraph-rsid="001889f3" style:font-weight-asian="normal" style:font-weight-complex="normal"/>
    </style:style>
    <style:style style:name="P8" style:family="paragraph" style:parent-style-name="Standard">
      <style:paragraph-properties fo:text-align="start" style:justify-single-word="false"/>
      <style:text-properties fo:font-weight="normal" officeooo:rsid="00390e88" officeooo:paragraph-rsid="003ac8cb" style:font-weight-asian="normal" style:font-weight-complex="normal"/>
    </style:style>
    <style:style style:name="P9" style:family="paragraph" style:parent-style-name="Standard">
      <style:paragraph-properties fo:text-align="start" style:justify-single-word="false"/>
      <style:text-properties fo:font-weight="normal" officeooo:rsid="0062857f" officeooo:paragraph-rsid="0062857f" style:font-weight-asian="normal" style:font-weight-complex="normal"/>
    </style:style>
    <style:style style:name="P10" style:family="paragraph" style:parent-style-name="Standard">
      <style:paragraph-properties fo:text-align="center" style:justify-single-word="false"/>
      <style:text-properties officeooo:rsid="0017108a" officeooo:paragraph-rsid="0017108a"/>
    </style:style>
    <style:style style:name="P11" style:family="paragraph" style:parent-style-name="Standard">
      <style:paragraph-properties fo:text-align="start" style:justify-single-word="false"/>
      <style:text-properties fo:font-style="italic" fo:font-weight="normal" officeooo:rsid="001bfb80" officeooo:paragraph-rsid="001bfb8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25ca75" officeooo:paragraph-rsid="0025ca75"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2cf663" officeooo:paragraph-rsid="002cf663"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390e88" officeooo:paragraph-rsid="003ac8c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3cdb62" officeooo:paragraph-rsid="003cdb62"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53c83f" officeooo:paragraph-rsid="0053c83f"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53e94c" officeooo:paragraph-rsid="0053e94c"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style:text-underline-style="none" fo:font-weight="normal" officeooo:rsid="00479563" officeooo:paragraph-rsid="004938b4"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style:text-underline-style="none" fo:font-weight="normal" officeooo:rsid="004938b4" officeooo:paragraph-rsid="004938b4"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style:text-underline-style="none" fo:font-weight="normal" officeooo:rsid="004afb7c" officeooo:paragraph-rsid="004afb7c"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style:text-underline-style="none" fo:font-weight="normal" officeooo:rsid="004c518a" officeooo:paragraph-rsid="004dfdf5"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none" fo:font-weight="normal" officeooo:rsid="004c518a" officeooo:paragraph-rsid="004f9f4e"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style:text-underline-style="none" fo:font-weight="normal" officeooo:rsid="004dfdf5" officeooo:paragraph-rsid="004f9f4e"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normal" fo:font-weight="normal" officeooo:rsid="002e832f" officeooo:paragraph-rsid="002e832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404d7d" officeooo:paragraph-rsid="00404d7d"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bold" officeooo:rsid="002e832f" officeooo:paragraph-rsid="002e832f"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rsid="00404d7d" officeooo:paragraph-rsid="00404d7d"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rsid="0040d2e4" officeooo:paragraph-rsid="0040d2e4"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2pt" fo:font-weight="normal" officeooo:rsid="005a6f3d" officeooo:paragraph-rsid="005a6f3d"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65c447" officeooo:paragraph-rsid="0065c44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65c447" officeooo:paragraph-rsid="006827c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667031" officeooo:paragraph-rsid="0066703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8bd097" officeooo:paragraph-rsid="008bd097"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5b0399" officeooo:paragraph-rsid="005b039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5d0758" officeooo:paragraph-rsid="005e7bb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d0758" officeooo:paragraph-rsid="007120d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officeooo:paragraph-rsid="00704cf4"/>
    </style:style>
    <style:style style:name="P39" style:family="paragraph" style:parent-style-name="Standard">
      <style:paragraph-properties fo:text-align="start" style:justify-single-word="false"/>
      <style:text-properties officeooo:paragraph-rsid="00725764"/>
    </style:style>
    <style:style style:name="P40" style:family="paragraph" style:parent-style-name="Standard">
      <style:paragraph-properties fo:text-align="start" style:justify-single-word="false"/>
      <style:text-properties officeooo:paragraph-rsid="0074562a"/>
    </style:style>
    <style:style style:name="P41" style:family="paragraph" style:parent-style-name="Standard">
      <style:paragraph-properties fo:text-align="start" style:justify-single-word="false"/>
      <style:text-properties officeooo:paragraph-rsid="00763b0a"/>
    </style:style>
    <style:style style:name="P42" style:family="paragraph" style:parent-style-name="Standard">
      <style:paragraph-properties fo:text-align="start" style:justify-single-word="false"/>
      <style:text-properties officeooo:paragraph-rsid="007713e3"/>
    </style:style>
    <style:style style:name="P43" style:family="paragraph" style:parent-style-name="Standard">
      <style:paragraph-properties fo:text-align="start" style:justify-single-word="false"/>
      <style:text-properties style:font-name="Liberation Serif" fo:font-size="12pt" officeooo:paragraph-rsid="00667031" style:font-size-asian="12pt" style:font-size-complex="12pt"/>
    </style:style>
    <style:style style:name="P44" style:family="paragraph" style:parent-style-name="Standard">
      <style:paragraph-properties fo:text-align="start" style:justify-single-word="false"/>
      <style:text-properties style:font-name="Liberation Serif" fo:font-size="12pt" officeooo:rsid="006a2f89" officeooo:paragraph-rsid="006a2f89" style:font-size-asian="12pt" style:font-size-complex="12pt"/>
    </style:style>
    <style:style style:name="P45" style:family="paragraph" style:parent-style-name="Preformatted_20_Text">
      <style:text-properties style:font-name="Liberation Serif" fo:font-size="12pt" fo:font-weight="bold" style:font-size-asian="12pt" style:font-weight-asian="bold" style:font-size-complex="12pt" style:font-weight-complex="bold"/>
    </style:style>
    <style:style style:name="P46" style:family="paragraph" style:parent-style-name="Preformatted_20_Text">
      <style:paragraph-properties fo:margin-top="0cm" fo:margin-bottom="0.499cm" loext:contextual-spacing="false"/>
      <style:text-properties officeooo:paragraph-rsid="00879585"/>
    </style:style>
    <style:style style:name="P47"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2pt" fo:font-weight="bold" officeooo:rsid="005e7bb1" officeooo:paragraph-rsid="007120da"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e7bb1" officeooo:paragraph-rsid="005e7bb1"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6b57a7" officeooo:paragraph-rsid="006b57a7"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6c1a7f" officeooo:paragraph-rsid="006c1a7f"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weight="bold" officeooo:paragraph-rsid="0074562a" style:font-weight-asian="bold" style:font-weight-complex="bold"/>
    </style:style>
    <style:style style:name="P53" style:family="paragraph" style:parent-style-name="Standard">
      <style:paragraph-properties fo:text-align="start" style:justify-single-word="false"/>
      <style:text-properties fo:font-weight="bold" officeooo:paragraph-rsid="006dbcaf" style:font-weight-asian="bold" style:font-weight-complex="bold"/>
    </style:style>
    <style:style style:name="P54" style:family="paragraph" style:parent-style-name="Standard">
      <style:paragraph-properties fo:text-align="start" style:justify-single-word="false"/>
      <style:text-properties style:font-name="Liberation Serif" fo:font-size="12pt" officeooo:rsid="006a2f89" officeooo:paragraph-rsid="006a2f89" style:font-size-asian="12pt" style:font-size-complex="12pt"/>
    </style:style>
    <style:style style:name="P55" style:family="paragraph" style:parent-style-name="Standard">
      <style:paragraph-properties fo:text-align="start" style:justify-single-word="false"/>
      <style:text-properties style:font-name="Liberation Serif" fo:font-size="12pt" officeooo:rsid="008dd61d" officeooo:paragraph-rsid="008dd61d" style:font-size-asian="12pt" style:font-size-complex="12pt"/>
    </style:style>
    <style:style style:name="P56" style:family="paragraph" style:parent-style-name="Preformatted_20_Text">
      <style:paragraph-properties fo:margin-top="0cm" fo:margin-bottom="0.499cm" loext:contextual-spacing="false"/>
      <style:text-properties style:font-name="Liberation Serif" fo:font-size="12pt" fo:font-weight="bold" officeooo:paragraph-rsid="007db58e" style:font-size-asian="12pt" style:font-weight-asian="bold" style:font-size-complex="12pt" style:font-weight-complex="bold"/>
    </style:style>
    <style:style style:name="P57" style:family="paragraph" style:parent-style-name="Preformatted_20_Text">
      <style:paragraph-properties fo:margin-top="0cm" fo:margin-bottom="0.499cm" loext:contextual-spacing="false"/>
      <style:text-properties style:font-name="Liberation Serif" fo:font-size="12pt" officeooo:rsid="007120da" officeooo:paragraph-rsid="007120da" style:font-size-asian="12pt" style:font-size-complex="12pt"/>
    </style:style>
    <style:style style:name="T1" style:family="text">
      <style:text-properties officeooo:rsid="001a2736"/>
    </style:style>
    <style:style style:name="T2" style:family="text">
      <style:text-properties officeooo:rsid="001d4d7c"/>
    </style:style>
    <style:style style:name="T3" style:family="text">
      <style:text-properties officeooo:rsid="001d7280"/>
    </style:style>
    <style:style style:name="T4" style:family="text">
      <style:text-properties officeooo:rsid="001fab1c"/>
    </style:style>
    <style:style style:name="T5" style:family="text">
      <style:text-properties fo:font-weight="bold" style:font-weight-asian="bold" style:font-weight-complex="bold"/>
    </style:style>
    <style:style style:name="T6" style:family="text">
      <style:text-properties fo:font-weight="bold" officeooo:rsid="001d7280" style:font-weight-asian="bold" style:font-weight-complex="bold"/>
    </style:style>
    <style:style style:name="T7" style:family="text">
      <style:text-properties fo:font-weight="bold" officeooo:rsid="001bfb80" style:font-weight-asian="bold" style:font-weight-complex="bold"/>
    </style:style>
    <style:style style:name="T8" style:family="text">
      <style:text-properties fo:font-weight="bold" officeooo:rsid="003ac8cb" style:font-weight-asian="bold" style:font-weight-complex="bold"/>
    </style:style>
    <style:style style:name="T9" style:family="text">
      <style:text-properties fo:font-weight="bold" officeooo:rsid="005fde00" style:font-weight-asian="bold" style:font-weight-complex="bold"/>
    </style:style>
    <style:style style:name="T10" style:family="text">
      <style:text-properties officeooo:rsid="00269f9d"/>
    </style:style>
    <style:style style:name="T11" style:family="text">
      <style:text-properties officeooo:rsid="002f991e"/>
    </style:style>
    <style:style style:name="T12" style:family="text">
      <style:text-properties officeooo:rsid="0031bfa4"/>
    </style:style>
    <style:style style:name="T13" style:family="text">
      <style:text-properties officeooo:rsid="003ac8cb"/>
    </style:style>
    <style:style style:name="T14" style:family="text">
      <style:text-properties officeooo:rsid="003d2dd9"/>
    </style:style>
    <style:style style:name="T15" style:family="text">
      <style:text-properties officeooo:rsid="0040b7af"/>
    </style:style>
    <style:style style:name="T16" style:family="text">
      <style:text-properties officeooo:rsid="0042a62b"/>
    </style:style>
    <style:style style:name="T17" style:family="text">
      <style:text-properties officeooo:rsid="00459e70"/>
    </style:style>
    <style:style style:name="T18" style:family="text">
      <style:text-properties officeooo:rsid="004afb7c"/>
    </style:style>
    <style:style style:name="T19" style:family="text">
      <style:text-properties officeooo:rsid="004f9f4e"/>
    </style:style>
    <style:style style:name="T20" style:family="text">
      <style:text-properties officeooo:rsid="0054a63b"/>
    </style:style>
    <style:style style:name="T21" style:family="text">
      <style:text-properties officeooo:rsid="00588e8c"/>
    </style:style>
    <style:style style:name="T22" style:family="text">
      <style:text-properties officeooo:rsid="005b2193"/>
    </style:style>
    <style:style style:name="T23" style:family="text">
      <style:text-properties officeooo:rsid="005c0723"/>
    </style:style>
    <style:style style:name="T24" style:family="text">
      <style:text-properties officeooo:rsid="005fde00"/>
    </style:style>
    <style:style style:name="T25" style:family="text">
      <style:text-properties fo:font-weight="normal" style:font-weight-asian="normal" style:font-weight-complex="normal"/>
    </style:style>
    <style:style style:name="T26" style:family="text">
      <style:text-properties fo:font-weight="normal" officeooo:rsid="00667031" style:font-weight-asian="normal" style:font-weight-complex="normal"/>
    </style:style>
    <style:style style:name="T27" style:family="text">
      <style:text-properties fo:font-weight="normal" officeooo:rsid="00704cf4" style:font-weight-asian="normal" style:font-weight-complex="normal"/>
    </style:style>
    <style:style style:name="T28" style:family="text">
      <style:text-properties fo:font-weight="normal" officeooo:rsid="00808280" style:font-weight-asian="normal" style:font-weight-complex="normal"/>
    </style:style>
    <style:style style:name="T29" style:family="text">
      <style:text-properties fo:font-weight="normal" officeooo:rsid="00812549" style:font-weight-asian="normal" style:font-weight-complex="normal"/>
    </style:style>
    <style:style style:name="T30" style:family="text">
      <style:text-properties fo:font-weight="normal" officeooo:rsid="00818430" style:font-weight-asian="normal" style:font-weight-complex="normal"/>
    </style:style>
    <style:style style:name="T31" style:family="text">
      <style:text-properties fo:font-weight="normal" officeooo:rsid="0082e441" style:font-weight-asian="normal" style:font-weight-complex="normal"/>
    </style:style>
    <style:style style:name="T32" style:family="text">
      <style:text-properties officeooo:rsid="00644a39"/>
    </style:style>
    <style:style style:name="T33" style:family="text">
      <style:text-properties officeooo:rsid="006827ce"/>
    </style:style>
    <style:style style:name="T34" style:family="text">
      <style:text-properties fo:font-size="12pt" fo:font-weight="normal" officeooo:rsid="005e7bb1" style:font-size-asian="10.5pt" style:font-weight-asian="normal" style:font-size-complex="12pt" style:font-weight-complex="normal"/>
    </style:style>
    <style:style style:name="T35" style:family="text">
      <style:text-properties fo:font-size="12pt" fo:font-weight="normal" officeooo:rsid="0062857f" style:font-size-asian="10.5pt" style:font-weight-asian="normal" style:font-size-complex="12pt" style:font-weight-complex="normal"/>
    </style:style>
    <style:style style:name="T36" style:family="text">
      <style:text-properties fo:font-size="12pt" fo:font-weight="normal" officeooo:rsid="0065c447" style:font-size-asian="10.5pt" style:font-weight-asian="normal" style:font-size-complex="12pt" style:font-weight-complex="normal"/>
    </style:style>
    <style:style style:name="T37" style:family="text">
      <style:text-properties fo:font-size="12pt" fo:font-weight="normal" officeooo:rsid="006b57a7" style:font-size-asian="10.5pt" style:font-weight-asian="normal" style:font-size-complex="12pt" style:font-weight-complex="normal"/>
    </style:style>
    <style:style style:name="T38" style:family="text">
      <style:text-properties fo:font-size="12pt" fo:font-weight="normal" officeooo:rsid="006c1a7f" style:font-size-asian="10.5pt" style:font-weight-asian="normal" style:font-size-complex="12pt" style:font-weight-complex="normal"/>
    </style:style>
    <style:style style:name="T39" style:family="text">
      <style:text-properties fo:font-size="12pt" fo:font-weight="normal" officeooo:rsid="006dbcaf" style:font-size-asian="10.5pt" style:font-weight-asian="normal" style:font-size-complex="12pt" style:font-weight-complex="normal"/>
    </style:style>
    <style:style style:name="T40" style:family="text">
      <style:text-properties fo:font-size="12pt" fo:font-weight="bold" officeooo:rsid="006b57a7" style:font-size-asian="10.5pt" style:font-weight-asian="bold" style:font-size-complex="12pt" style:font-weight-complex="bold"/>
    </style:style>
    <style:style style:name="T41" style:family="text">
      <style:text-properties fo:font-size="12pt" fo:font-weight="bold" officeooo:rsid="006c1a7f" style:font-size-asian="10.5pt" style:font-weight-asian="bold" style:font-size-complex="12pt" style:font-weight-complex="bold"/>
    </style:style>
    <style:style style:name="T42" style:family="text">
      <style:text-properties fo:font-size="12pt" fo:font-weight="bold" officeooo:rsid="006dbcaf" style:font-size-asian="10.5pt" style:font-weight-asian="bold" style:font-size-complex="12pt" style:font-weight-complex="bold"/>
    </style:style>
    <style:style style:name="T43" style:family="text">
      <style:text-properties style:font-name="Liberation Serif" fo:font-size="12pt" fo:font-weight="bold" style:font-size-asian="12pt" style:font-weight-asian="bold" style:font-size-complex="12pt" style:font-weight-complex="bold"/>
    </style:style>
    <style:style style:name="T44" style:family="text">
      <style:text-properties style:font-name="Liberation Serif" fo:font-size="12pt" fo:font-weight="bold" officeooo:rsid="00704cf4" style:font-size-asian="12pt" style:font-weight-asian="bold" style:font-size-complex="12pt" style:font-weight-complex="bold"/>
    </style:style>
    <style:style style:name="T45" style:family="text">
      <style:text-properties style:font-name="Liberation Serif" fo:font-size="12pt" officeooo:rsid="00704cf4" style:font-size-asian="12pt" style:font-size-complex="12pt"/>
    </style:style>
    <style:style style:name="T46" style:family="text">
      <style:text-properties style:font-name="Liberation Serif" fo:font-size="12pt" fo:font-weight="normal" style:font-size-asian="12pt" style:font-weight-asian="normal" style:font-size-complex="12pt" style:font-weight-complex="normal"/>
    </style:style>
    <style:style style:name="T47" style:family="text">
      <style:text-properties style:font-name="Liberation Serif" fo:font-size="12pt" fo:font-weight="normal" officeooo:rsid="0083c70a" style:font-size-asian="12pt" style:font-weight-asian="normal" style:font-size-complex="12pt" style:font-weight-complex="normal"/>
    </style:style>
    <style:style style:name="T48" style:family="text">
      <style:text-properties style:font-name="Liberation Serif" fo:font-size="12pt" fo:font-weight="normal" officeooo:rsid="00841973" style:font-size-asian="12pt" style:font-weight-asian="normal" style:font-size-complex="12pt" style:font-weight-complex="normal"/>
    </style:style>
    <style:style style:name="T49" style:family="text">
      <style:text-properties style:font-name="Liberation Serif" fo:font-size="12pt" fo:font-weight="normal" officeooo:rsid="0084da4b" style:font-size-asian="12pt" style:font-weight-asian="normal" style:font-size-complex="12pt" style:font-weight-complex="normal"/>
    </style:style>
    <style:style style:name="T50" style:family="text">
      <style:text-properties style:font-name="Liberation Serif" fo:font-size="12pt" fo:font-weight="normal" officeooo:rsid="00868d73" style:font-size-asian="12pt" style:font-weight-asian="normal" style:font-size-complex="12pt" style:font-weight-complex="normal"/>
    </style:style>
    <style:style style:name="T51" style:family="text">
      <style:text-properties style:font-name="Liberation Serif" fo:font-size="12pt" fo:font-weight="normal" officeooo:rsid="00818430" style:font-size-asian="12pt" style:font-weight-asian="normal" style:font-size-complex="12pt" style:font-weight-complex="normal"/>
    </style:style>
    <style:style style:name="T52" style:family="text">
      <style:text-properties style:font-name="Liberation Serif" fo:font-size="12pt" fo:font-weight="normal" officeooo:rsid="0082e441" style:font-size-asian="12pt" style:font-weight-asian="normal" style:font-size-complex="12pt" style:font-weight-complex="normal"/>
    </style:style>
    <style:style style:name="T53" style:family="text">
      <style:text-properties style:font-name="Liberation Serif" fo:font-size="12pt" fo:font-weight="normal" officeooo:rsid="00896a7f" style:font-size-asian="12pt" style:font-weight-asian="normal" style:font-size-complex="12pt" style:font-weight-complex="normal"/>
    </style:style>
    <style:style style:name="T54" style:family="text">
      <style:text-properties style:font-name="Liberation Serif" fo:font-size="12pt" fo:font-weight="normal" officeooo:rsid="00896f69" style:font-size-asian="12pt" style:font-weight-asian="normal" style:font-size-complex="12pt" style:font-weight-complex="normal"/>
    </style:style>
    <style:style style:name="T55" style:family="text">
      <style:text-properties officeooo:rsid="008be5f2"/>
    </style:style>
    <style:style style:name="T56" style:family="text">
      <style:text-properties officeooo:rsid="008ea2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10">Gabriel Martins de Miranda – 13/0111350</text:p>
      <text:p text:style-name="P1"/>
      <text:p text:style-name="P29">1. Título do capítulo</text:p>
      <text:p text:style-name="P6">Greeting<text:span text:style-name="T17">s</text:span>! - Programação Paralela com MPI.</text:p>
      <text:p text:style-name="P3"/>
      <text:p text:style-name="P29">2. Objetivo do capítulo</text:p>
      <text:p text:style-name="P30">O capítulo objetiva apresentar um programa simples de comunicação entre processos utilizando a biblioteca mpi.h, mostrando funções básicas e focando nas de envio, MPI_Send, e recebimento, MPI_Recv.</text:p>
      <text:p text:style-name="P29"/>
      <text:p text:style-name="P29">3. Resumo do capítulo</text:p>
      <text:p text:style-name="P35">É apresentada a biblioteca de programação paralela em C, MPI. O tipo de programação usada , <text:span text:style-name="T23">SPMD, </text:span><text:s/>gera executáveis para cada processo de um único fonte, em que neste especificamos qual processo irá executar através d<text:span text:style-name="T22">e</text:span> <text:span text:style-name="T22">um sistema de </text:span>rank. <text:span text:style-name="T24">Todo identificador começa com </text:span><text:span text:style-name="T9">MPI_</text:span></text:p>
      <text:p text:style-name="P36"/>
      <text:p text:style-name="P37">Para incluir a biblioteca: </text:p>
      <text:p text:style-name="P48"><text:tab/>#include &lt;mpi.h&gt;</text:p>
      <text:p text:style-name="P49"/>
      <text:p text:style-name="P39"><text:span text:style-name="T34">P</text:span><text:span text:style-name="T35">ara </text:span><text:span text:style-name="T36">inicializar os recursos: </text:span></text:p>
      <text:p text:style-name="P39"><text:span text:style-name="T36"><text:tab/></text:span><text:span text:style-name="T5">int MPI_Init(int *argc, char **argv[]);</text:span></text:p>
      <text:p text:style-name="P49"/>
      <text:p text:style-name="P40"><text:span text:style-name="T34">P</text:span><text:span text:style-name="T37">ara finalizar os recursos:</text:span><text:span text:style-name="T40"> </text:span><text:span text:style-name="T5"><text:s/></text:span></text:p>
      <text:p text:style-name="P52"><text:tab/>int MPI_Finalize(void);</text:p>
      <text:p text:style-name="P50"/>
      <text:p text:style-name="P41"><text:span text:style-name="T38">Para contabilizar processos envolvidos:</text:span><text:span text:style-name="T41"> </text:span></text:p>
      <text:p text:style-name="P41"><text:span text:style-name="T41"><text:tab/></text:span><text:span text:style-name="T5">int MPI_Comm_size(MPI_Comm comm, int *nproc);</text:span></text:p>
      <text:p text:style-name="P51"/>
      <text:p text:style-name="P42"><text:span text:style-name="T39">Para encontrar rank atual:</text:span><text:span text:style-name="T42"> </text:span></text:p>
      <text:p text:style-name="P42"><text:span text:style-name="T42"><text:tab/></text:span><text:span text:style-name="T5">int MPI_Comm_rank(MPI_Comm comm, int *myrank);</text:span></text:p>
      <text:p text:style-name="P53"/>
      <text:p text:style-name="P38"><text:span text:style-name="T27">Para enviar mensagem: </text:span><text:span text:style-name="T5"><text:s/></text:span></text:p>
      <text:p text:style-name="P38"><text:span text:style-name="T5"><text:tab/></text:span><text:span text:style-name="T43">int MPI_Send(</text:span></text:p>
      <text:p text:style-name="P45"><text:tab/> <text:s text:c="4"/>void *message, <text:s text:c="6"/><text:tab/> <text:s text:c="2"/><text:span text:style-name="T25">/* ref </text:span><text:span text:style-name="T28">para dado a ser enviado</text:span><text:span text:style-name="T25"> */</text:span></text:p>
      <text:p text:style-name="P45"><text:tab/> <text:s text:c="4"/>int count, <text:s text:c="14"/><text:tab/> <text:s text:c="2"/><text:span text:style-name="T25">/* </text:span><text:span text:style-name="T28">n de itens na mensagem</text:span><text:span text:style-name="T25"> */</text:span></text:p>
      <text:p text:style-name="P45"><text:tab/> <text:s text:c="4"/>MPI_Datatype datatype, <text:s text:c="2"/><text:span text:style-name="T25">/* </text:span><text:span text:style-name="T28">tipo de item na mensagem</text:span><text:span text:style-name="T25"> */</text:span></text:p>
      <text:p text:style-name="P45"><text:tab/> <text:s text:c="4"/>int dest, <text:s text:c="15"/><text:tab/><text:tab/> <text:s text:c="2"/><text:span text:style-name="T25">/* </text:span><text:span text:style-name="T29">rank do processo a receber a mensagem</text:span><text:span text:style-name="T25"> */</text:span></text:p>
      <text:p text:style-name="P45"><text:tab/> <text:s text:c="4"/>int tag, <text:s text:c="16"/><text:tab/><text:tab/> <text:s text:c="2"/><text:span text:style-name="T25">/* </text:span><text:span text:style-name="T30">identificador espec</text:span><text:span text:style-name="T31">i</text:span><text:span text:style-name="T30">fico do programa</text:span><text:span text:style-name="T25"> */</text:span></text:p>
      <text:p text:style-name="P45"><text:tab/> <text:s text:c="4"/>MPI_Comm comm <text:s text:c="11"/><text:span text:style-name="T25">/* </text:span><text:span text:style-name="T31">comunicador</text:span><text:span text:style-name="T25"> */</text:span></text:p>
      <text:p text:style-name="P56"><text:tab/>);</text:p>
      <text:p text:style-name="P46"><text:span text:style-name="T45">Para receber mensagem:<text:line-break/><text:tab/></text:span><text:span text:style-name="T44">int MPI_Recv</text:span><text:span text:style-name="T43">(<text:line-break/><text:tab/><text:tab/>void *message, <text:s text:c="10"/><text:tab/></text:span><text:span text:style-name="T46">/* </text:span><text:span text:style-name="T47">referencia para buffer de dados recebido</text:span><text:span text:style-name="T46"> */</text:span><text:span text:style-name="T43"><text:line-break/><text:tab/><text:tab/>int count, <text:s text:c="13"/><text:tab/> <text:tab/></text:span><text:span text:style-name="T46">/* </text:span><text:span text:style-name="T48">n de itens a ser recebido</text:span><text:span text:style-name="T46"> */</text:span><text:span text:style-name="T43"><text:line-break/><text:tab/><text:tab/>MPI_Datatype datatype, <text:s text:c="3"/></text:span><text:span text:style-name="T46">/* </text:span><text:span text:style-name="T49">tipo do item a ser recebido</text:span><text:span text:style-name="T46"> */</text:span><text:span text:style-name="T43"><text:line-break/><text:tab/><text:tab/>int source, <text:s text:c="13"/><text:tab/> <text:s text:c="10"/></text:span><text:span text:style-name="T46">/* </text:span><text:span text:style-name="T50">rank do processo remetente</text:span><text:span text:style-name="T46"> */</text:span><text:span text:style-name="T43"><text:line-break/><text:tab/><text:tab/>int tag, <text:s text:c="16"/><text:tab/> <text:s text:c="10"/></text:span><text:span text:style-name="T46">/* </text:span><text:span text:style-name="T51">identificador espec</text:span><text:span text:style-name="T52">i</text:span><text:span text:style-name="T51">fico do programa</text:span><text:span text:style-name="T46"> */</text:span><text:span text:style-name="T43"><text:line-break/><text:tab/><text:tab/>MPI_Comm comm <text:s text:c="12"/></text:span><text:span text:style-name="T46">/* com</text:span><text:span text:style-name="T53">unicador</text:span><text:span text:style-name="T46"> */</text:span><text:span text:style-name="T43"><text:line-break/><text:tab/><text:tab/>MPI_Status *status <text:s text:c="11"/></text:span><text:span text:style-name="T46">/* </text:span><text:span text:style-name="T54">armazena info da mensagem recebida</text:span><text:span text:style-name="T46"> */</text:span><text:span text:style-name="T43"><text:line-break/><text:tab/>);</text:span></text:p>
      <text:p text:style-name="P57"><text:soft-page-break/>Sendo a mensagem constituída de dados e envelope.</text:p>
      <text:p text:style-name="P29">4. Solução dos exercícios</text:p>
      <text:p text:style-name="P7"/>
      <text:p text:style-name="P9">Foi usado o <text:span text:style-name="T32">MPICH, implementação de alta performance e portabilidade do MPI.</text:span></text:p>
      <text:p text:style-name="P7"/>
      <text:p text:style-name="P4">1. <text:span text:style-name="T1">Create a C source file containing the “Greetings!” program. Find out how to compile it and run it on different numbers of processors. What is the output if the program is run with only one process? How many processors can you use?</text:span></text:p>
      <text:p text:style-name="P7"/>
      <text:p text:style-name="P11">P<text:span text:style-name="T4">ara</text:span> compilar: <text:s/><text:span text:style-name="T5">$ mpicc greetings.c -o greetings</text:span></text:p>
      <text:p text:style-name="P11"/>
      <text:p text:style-name="P11"><text:span text:style-name="T2">Para executar: </text:span><text:span text:style-name="T5">$ </text:span><text:span text:style-name="T6">mpiexec -n 4 greetings</text:span><text:span text:style-name="T3">, onde -n representa o número de processos criados, sendo cada um executado por um processador (teoricamente). No exemplo são usados 4 processos.</text:span></text:p>
      <text:p text:style-name="P11"/>
      <text:p text:style-name="P12">Executando com n=1, <text:span text:style-name="T7">$ </text:span><text:span text:style-name="T6">mpiexec -n </text:span><text:span text:style-name="T5">1</text:span><text:span text:style-name="T6"> greetings</text:span><text:span text:style-name="T3">, </text:span>não há saída, <text:span text:style-name="T10">pois utilizando-se apenas um processador não é possível haver comunicação entre processos de processadores diferentes.</text:span></text:p>
      <text:p text:style-name="P12"/>
      <text:p text:style-name="P13">Posso utilizar o número de processadores que quiser, desde que <text:span text:style-name="T12">esteja disponível</text:span>. No caso do meu computador pessoal, 4 processadores são utilizados.</text:p>
      <text:p text:style-name="P13"/>
      <text:p text:style-name="P26">2. <text:span text:style-name="T11">Modify the “Greetings!” program so that it uses wildcards in the receives for both source and tag. Is there any difference in the output of the program?</text:span></text:p>
      <text:p text:style-name="P24"/>
      <text:p text:style-name="P14">Para o uso de wildcards, a função MPI_Recv foi alterada, sendo as modificações dadas por <text:span text:style-name="T8">source =&gt; MPI_ANY_SOURCE</text:span><text:span text:style-name="T13"> e </text:span><text:span text:style-name="T8">tag =&gt; MPI_ANY_TAG</text:span><text:span text:style-name="T13">. </text:span></text:p>
      <text:p text:style-name="P14"/>
      <text:p text:style-name="P15">A saída do programa foi a mesma, porém percebeu-se que a ordem da recepção das mensagens alterou-se para uma forma aleatória, sendo que no caso do exercício anterior as mensagens eram recebidas <text:span text:style-name="T14">em ordem crescente de processos.</text:span></text:p>
      <text:p text:style-name="P15"/>
      <text:p text:style-name="P27">3. <text:span text:style-name="T15">Try modifying some of the parameters to MPI_Send and MPI_Recv (e.g., count, datatype, source, dest). What happens when you run your program? Does it crash? Does it hang (i.e., stop in the middle of execution without crashing)?</text:span></text:p>
      <text:p text:style-name="P25"/>
      <text:p text:style-name="P18">Caso 1: <text:span text:style-name="T15">MPI_Send com count =&gt; 8 e MPI_Recv com count =&gt; 4</text:span></text:p>
      <text:p text:style-name="P19">saída: <text:span text:style-name="T18">Programa abortado com erro.</text:span></text:p>
      <text:p text:style-name="P19"/>
      <text:p text:style-name="P20">Caso 2: MPI_Send com datatype =&gt; MPI_INT e MPI_Recv com datatype =&gt; MPI_CHAR</text:p>
      <text:p text:style-name="P21">saída: <text:span text:style-name="T18">Programa abortado com erro.</text:span></text:p>
      <text:p text:style-name="P21"/>
      <text:p text:style-name="P23">Caso 3: MPI_Send com dest =&gt; 1 e MPI_Recv com source =&gt; 0</text:p>
      <text:p text:style-name="P22"><text:span text:style-name="T19">saída: Nunca tem fim. </text:span><text:s/></text:p>
      <text:p text:style-name="P19"><text:tab/></text:p>
      <text:p text:style-name="P25"/>
      <text:p text:style-name="P25"/>
      <text:p text:style-name="P28">4. <text:span text:style-name="T16">Modify the “Greetings!” program só that all the processes send a message to process p-1. On many parallel systems, every process can print to the screen of the terminal from which the program was started. Have process p-1 print the messages it receives. What happens? Can process p-1 print to the screen?</text:span></text:p>
      <text:p text:style-name="P8"/>
      <text:p text:style-name="P16">O processo p-1 consegue printar normalmente na tela.</text:p>
      <text:p text:style-name="P8"><text:soft-page-break/></text:p>
      <text:p text:style-name="P29">5. Trabalhos de programação</text:p>
      <text:p text:style-name="P3"/>
      <text:p text:style-name="P5">1. Write a program in which process i sends a greeting to process (i+1)%p. (Be careful of how i calculates from whom it should receive!). Should process i send its message to process i+1 first and then receive the message from process i-1? Should it first receive and then send? Does it matter? What happens when the program is run on one processor?</text:p>
      <text:p text:style-name="P3"/>
      <text:p text:style-name="P17">Agora todos os processos conversam co<text:span text:style-name="T21">sigo</text:span> mesmos. Quando MPI_Send vem antes de MPI_Recv, os processadores conversam entre si em ordem aleatória, sendo que caso n=3, temos três linhas de saída. <text:span text:style-name="T20">A execução não termina</text:span> se MPI_Recv vem antes.</text:p>
      <text:p text:style-name="P3"/>
      <text:p text:style-name="P29">6. Conclusão</text:p>
      <text:p text:style-name="P34">Através do capítulo <text:span text:style-name="T55">foi possível entender a base de um programa paralelo, como cada instância é executada como um processo e cada processo executado pelos diferentes processadores do computador.</text:span></text:p>
      <text:p text:style-name="P29"/>
      <text:p text:style-name="P29"/>
      <text:p text:style-name="P29">7. Referências consultadas</text:p>
      <text:p text:style-name="P29"/>
      <text:p text:style-name="P32"><text:a xlink:type="simple" xlink:href="http://www.mpich.org/downloads/" text:style-name="Internet_20_link" text:visited-style-name="Visited_20_Internet_20_Link"><text:span text:style-name="T33">http://www.mpich.org/downloads/</text:span></text:a></text:p>
      <text:p text:style-name="P31"><text:a xlink:type="simple" xlink:href="https://www.mpich.org/documentation/guides/" text:style-name="Internet_20_link" text:visited-style-name="Visited_20_Internet_20_Link">https://www.mpich.org/documentation/guides/</text:a></text:p>
      <text:p text:style-name="P33"><text:a xlink:type="simple" xlink:href="https://www.sharcnet.ca/help/index.php/Getting_Started_with_MPI" text:style-name="Internet_20_link" text:visited-style-name="Visited_20_Internet_20_Link">https://www.sharcnet.ca/help/index.php/Getting_Started_with_MPI</text:a></text:p>
      <text:p text:style-name="P43"><text:span text:style-name="T26">MPICH User's Guide </text:span>Version 3.2</text:p>
      <text:p text:style-name="P44"><text:a xlink:type="simple" xlink:href="http://www.mcs.anl.gov/research/projects/mpi/tutorial/" text:style-name="Internet_20_link" text:visited-style-name="Visited_20_Internet_20_Link">http://www.mcs.anl.gov/research/projects/mpi/tutorial/</text:a></text:p>
      <text:p text:style-name="P44"/>
      <text:p text:style-name="P55">Obs.: As primeiras linhas nos <text:span text:style-name="T56">fontes anexados</text:span> indicam como compilar.</text:p>
      <text:p text:style-name="P4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08-16T08:24:32.532887264</dc:date>
    <meta:editing-duration>PT4H40M50S</meta:editing-duration>
    <meta:editing-cycles>112</meta:editing-cycles>
    <meta:generator>LibreOffice/5.1.4.2$Linux_X86_64 LibreOffice_project/10m0$Build-2</meta:generator>
    <meta:document-statistic meta:table-count="0" meta:image-count="0" meta:object-count="0" meta:page-count="3" meta:paragraph-count="61" meta:word-count="810" meta:character-count="5384" meta:non-whitespace-character-count="4372"/>
  </office:meta>
</office:document-meta>
</file>